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D0000011B82B03E89.png" manifest:media-type="image/png"/>
  <manifest:file-entry manifest:full-path="Pictures/1000000000000FF0000008F89112D4F5.png" manifest:media-type="image/png"/>
  <manifest:file-entry manifest:full-path="Pictures/10000001000002CD0000011BC229D8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ea708" officeooo:paragraph-rsid="001ea7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ádání: </text:p>
      <text:p text:style-name="P1">Moje druhé zadání nahoře:</text:p>
      <text:p text:style-name="P1"><text:s/><text:line-break/><text:line-break/><draw:frame draw:style-name="fr1" draw:name="Image1" text:anchor-type="char" svg:x="0.0772in" svg:y="0.4799in" svg:width="6.9252in" svg:height="2.7327in" draw:z-index="0"><draw:image xlink:href="Pictures/10000001000002CD0000011BC229D8E4.png" xlink:type="simple" xlink:show="embed" xlink:actuate="onLoad" draw:mime-type="image/png"/></draw:frame></text:p>
      <text:p text:style-name="P1"/>
      <text:p text:style-name="P1"><draw:frame draw:style-name="fr1" draw:name="Image2" text:anchor-type="char" svg:x="0.0217in" svg:y="0.1728in" svg:width="6.9252in" svg:height="3.8965in" draw:z-index="1"><draw:image xlink:href="Pictures/1000000000000FF0000008F89112D4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1425in" svg:y="0.0689in" svg:width="6.9252in" svg:height="2.7327in" draw:z-index="2"><draw:image xlink:href="Pictures/10000001000002CD0000011B82B03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7T16:23:45.642400601</meta:creation-date>
    <dc:date>2025-02-07T16:25:48.013850767</dc:date>
    <meta:editing-duration>PT2M3S</meta:editing-duration>
    <meta:editing-cycles>1</meta:editing-cycles>
    <meta:document-statistic meta:table-count="0" meta:image-count="3" meta:object-count="0" meta:page-count="2" meta:paragraph-count="3" meta:word-count="5" meta:character-count="36" meta:non-whitespace-character-count="29"/>
    <meta:generator>LibreOffice/25.2.0.3$Linux_X86_64 LibreOffice_project/520$Build-3</meta:generator>
  </office:meta>
</office:document-meta>
</file>